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style:font-name="Times New Roman" fo:font-size="12pt" fo:language="ca" fo:country="ES" fo:font-style="normal" style:text-underline-style="none" style:font-size-asian="12pt" style:font-style-asian="normal" style:font-size-complex="12pt" style:font-style-complex="normal"/>
    </style:style>
    <style:style style:name="P4" style:family="paragraph" style:parent-style-name="Standard">
      <style:text-properties style:font-name="Times New Roman" fo:font-size="10pt" fo:language="ca" fo:country="ES" fo:font-style="italic" style:text-underline-style="none" style:font-size-asian="10pt" style:font-style-asian="italic" style:font-size-complex="10pt" style:font-style-complex="italic"/>
    </style:style>
    <style:style style:name="P5" style:family="paragraph" style:parent-style-name="Standard">
      <style:paragraph-properties fo:text-align="center" style:justify-single-word="false"/>
      <style:text-properties style:font-name="Gill Sans4" fo:font-size="16pt" style:font-size-asian="16pt" style:font-size-complex="16pt"/>
    </style:style>
    <style:style style:name="P6" style:family="paragraph" style:parent-style-name="Standard">
      <style:paragraph-properties fo:text-align="center" style:justify-single-word="false"/>
      <style:text-properties style:font-name="Gill Sans4" fo:font-size="20pt" style:font-size-asian="20pt" style:font-size-complex="20pt"/>
    </style:style>
    <style:style style:name="P7" style:family="paragraph" style:parent-style-name="Standard">
      <style:paragraph-properties fo:text-align="center" style:justify-single-word="false"/>
      <style:text-properties style:font-name="Gill Sans4"/>
    </style:style>
    <style:style style:name="P8" style:family="paragraph" style:parent-style-name="Standard">
      <style:paragraph-properties fo:text-align="center" style:justify-single-word="false"/>
      <style:text-properties style:font-name="Gill Sans4" style:text-underline-style="none"/>
    </style:style>
    <style:style style:name="P9" style:family="paragraph" style:parent-style-name="Standard">
      <style:text-properties style:font-name="Gill Sans4" fo:font-style="normal" style:text-underline-style="none" style:language-asian="en" style:country-asian="US" style:font-style-asian="normal" style:font-name-complex="Times New Roman" style:font-style-complex="normal"/>
    </style:style>
    <style:style style:name="P10"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1" style:family="paragraph" style:parent-style-name="Standard">
      <style:text-properties style:use-window-font-color="true" style:font-name="Gill Sans4" fo:font-size="12pt" fo:language="ca" fo:country="ES" fo:font-style="normal" style:text-underline-style="none" style:font-size-asian="12pt" style:font-style-asian="normal" style:font-size-complex="12pt" style:font-style-complex="normal"/>
    </style:style>
    <style:style style:name="P12" style:family="paragraph" style:parent-style-name="Standard">
      <style:paragraph-properties fo:text-align="center" style:justify-single-word="false" fo:break-before="page"/>
    </style:style>
    <style:style style:name="P13" style:family="paragraph" style:parent-style-name="Subtitle">
      <style:text-properties style:text-underline-style="solid" style:text-underline-width="auto" style:text-underline-color="font-color"/>
    </style:style>
    <style:style style:name="P14" style:family="paragraph" style:parent-style-name="Text_20_body">
      <style:text-properties style:font-name="Gill Sans4" fo:font-size="12pt" style:font-size-asian="12pt" style:font-size-complex="12pt"/>
    </style:style>
    <style:style style:name="P15" style:family="paragraph" style:parent-style-name="Text_20_body">
      <style:text-properties style:font-name="Times New Roman" fo:font-size="12pt" fo:language="ca" fo:country="ES" fo:font-style="normal" style:text-underline-style="none" style:font-size-asian="12pt" style:font-style-asian="normal" style:font-size-complex="12pt" style:font-style-complex="normal"/>
    </style:style>
    <style:style style:name="P16" style:family="paragraph" style:parent-style-name="Codi">
      <style:text-properties fo:font-size="9pt" fo:font-style="italic" style:font-size-asian="9pt" style:font-style-asian="italic" style:font-size-complex="9pt" style:font-style-complex="italic"/>
    </style:style>
    <style:style style:name="P17" style:family="paragraph" style:parent-style-name="Codi">
      <style:text-properties style:font-name="Times New Roman" fo:font-size="10pt" fo:language="ca" fo:country="ES" fo:font-style="italic" style:text-underline-style="none" style:font-size-asian="10pt" style:font-style-asian="italic" style:font-size-complex="10pt" style:font-style-complex="italic"/>
    </style:style>
    <style:style style:name="P18" style:family="paragraph" style:parent-style-name="Codi">
      <style:text-properties style:font-name="Courier New1" fo:font-size="9pt" fo:language="ca" fo:country="ES" fo:font-style="normal" style:text-underline-style="none" style:font-size-asian="9pt" style:font-style-asian="normal" style:font-size-complex="9pt" style:font-style-complex="normal"/>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3">
      <style:text-properties fo:language="ca" fo:country="ES"/>
    </style:style>
    <style:style style:name="P21" style:family="paragraph" style:parent-style-name="Heading_20_1">
      <style:paragraph-properties fo:break-before="page"/>
    </style:style>
    <style:style style:name="P22" style:family="paragraph" style:parent-style-name="Standard" style:master-page-name="First_20_Page">
      <style:paragraph-properties fo:text-align="center" style:justify-single-word="false" style:page-number="auto"/>
    </style:style>
    <style:style style:name="P23" style:family="paragraph" style:parent-style-name="Standard">
      <style:paragraph-properties>
        <style:tab-stops>
          <style:tab-stop style:position="16.999cm" style:type="right" style:leader-style="dotted" style:leader-text="."/>
        </style:tab-stops>
      </style:paragraph-properties>
    </style:style>
    <style:style style:name="P24" style:family="paragraph" style:parent-style-name="Text_20_body" style:list-style-name=""/>
    <style:style style:name="P25" style:family="paragraph" style:parent-style-name="Text_20_body" style:list-style-name="L1">
      <style:text-properties style:font-name="Gill Sans4" fo:font-size="12pt" style:font-size-asian="12pt" style:font-size-complex="12pt"/>
    </style:style>
    <style:style style:name="T1" style:family="text">
      <style:text-properties style:font-name="Gill Sans4" fo:font-size="9pt" style:font-size-asian="9pt" style:font-size-complex="9pt"/>
    </style:style>
    <style:style style:name="T2" style:family="text">
      <style:text-properties style:font-name="Gill Sans4" fo:font-style="normal" style:language-asian="en" style:country-asian="US" style:font-style-asian="normal" style:font-name-complex="Times New Roman" style:font-style-complex="normal"/>
    </style:style>
    <style:style style:name="T3" style:family="text">
      <style:text-properties style:font-name="Times New Roman" fo:font-style="normal" style:language-asian="en" style:country-asian="US" style:font-style-asian="normal" style:font-name-complex="Times New Roman" style:font-style-complex="normal"/>
    </style:style>
    <style:style style:name="T4" style:family="text">
      <style:text-properties fo:font-style="italic" style:font-style-asian="italic" style:font-style-complex="italic"/>
    </style:style>
    <style:style style:name="T5" style:family="text">
      <style:text-properties fo:font-size="16pt" fo:language="ca" fo:country="ES" style:text-underline-style="none" style:font-size-asian="16pt" style:font-size-complex="16pt"/>
    </style:style>
    <style:style style:name="T6" style:family="text">
      <style:text-properties fo:font-weight="bold" style:font-weight-asian="bold" style:font-weight-complex="bold"/>
    </style:style>
    <style:style style:name="T7" style:family="text">
      <style:text-properties style:font-name="Courier New1" fo:font-size="9pt" style:font-size-asian="9pt" style:font-size-complex="9pt"/>
    </style:style>
    <style:style style:name="T8" style:family="text">
      <style:text-properties style:font-name="Courier New1" fo:font-size="9pt" fo:font-weight="bold" style:font-size-asian="9pt" style:font-weight-asian="bold" style:font-size-complex="9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1"/>
      <text:p text:style-name="P1"/>
      <text:p text:style-name="P1"/>
      <text:p text:style-name="P2"/>
      <text:p text:style-name="P2"/>
      <text:p text:style-name="P5"><text:bookmark-start text:name="__DdeLink__174_1835523169"/>Pràctica 2012</text:p>
      <text:p text:style-name="P5"/>
      <text:p text:style-name="P6">Tecnologies Avançades de la Programació<text:bookmark-end text:name="__DdeLink__174_1835523169"/></text:p>
      <text:p text:style-name="P1"/>
      <text:p text:style-name="P10">TAZAM: Cercador de patrons d'àud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AUTORS</text:p>
      <text:p text:style-name="P7">Eduardo Andrés Gasser</text:p>
      <text:p text:style-name="P8">DNI</text:p>
      <text:p text:style-name="P7">Vicenç Juan Tomàs Montserrat </text:p>
      <text:p text:style-name="P7"><text:s/>41518542-T</text:p>
      <text:p text:style-name="P7"/>
      <text:p text:style-name="P7">26-06-2012 – EIN2 – UIB</text:p>
      <text:p text:style-name="P7"/>
      <text:p text:style-name="P7"/>
      <text:p text:style-name="P12"/>
      <text:table-of-content text:style-name="Sect1" text:protected="true" text:name="Índice de contenido1">
        <text:table-of-content-source text:outline-level="10">
          <text:index-title-template text:style-name="Title">Índex de continguts</text:index-title-template>
          <text:table-of-content-entry-template text:outline-level="1" text:style-name="Standar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Title">Índex de continguts</text:p>
          </text:index-title>
          <text:p text:style-name="P23">Enunciat de la pràctica<text:tab/>3</text:p>
          <text:p text:style-name="P23">Introducció<text:tab/>4</text:p>
          <text:p text:style-name="P23">Funcions principals que intervenen en el procés de cerca<text:tab/>5</text:p>
          <text:p text:style-name="P19">1.- Indexar una carpeta amb varis fitxers o un sol arxiu d'àudio (.wav)<text:tab/>5</text:p>
          <text:p text:style-name="P19">2.- Aplicar un hashmap a cada arxiu per a indexar-lo <text:tab/>5</text:p>
          <text:p text:style-name="P19">3.- Identificar la concordança d'una pista amb les que hi ha a l'índex.<text:tab/>5</text:p>
          <text:p text:style-name="P19">4.- <text:tab/>6</text:p>
          <text:p text:style-name="P23">Casos de prova<text:tab/>6</text:p>
          <text:p text:style-name="P19">1.- Pantalla Inicial <text:tab/>6</text:p>
        </text:index-body>
      </text:table-of-content>
      <text:p text:style-name="P13"/>
      <text:h text:style-name="P21" text:outline-level="1"><text:span text:style-name="Titulo"><text:span text:style-name="T5">Enunciat de la pràctica</text:span></text:span></text:h>
      <text:p text:style-name="P14">La pràctica consisteix en desenvolupar una aplicació que sigui capaç de llegir un arxiu de so i pugui identificar-lo d’entre una relació de sons prèviament identificats. L'aplicació ha de ser capaç de mostrar l’empremta que justifica la identificació realitzada. </text:p>
      <text:p text:style-name="P14">Aspectes complementaris que es tendran en compte a l’hora d’avaluar la pràctica: </text:p>
      <text:list xml:id="list912284405" text:style-name="L1">
        <text:list-item>
          <text:list>
            <text:list-item>
              <text:p text:style-name="P25">Permetre obtenir els sons directament des d’un micròfon</text:p>
            </text:list-item>
            <text:list-item>
              <text:p text:style-name="P25">Poder detectar paraules</text:p>
            </text:list-item>
          </text:list>
        </text:list-item>
      </text:list>
      <text:p text:style-name="P14">Voluntàriament es poden afegir més aspectes diferents però en qualsevol cas hauran d’estar correctament descrits i documentats en la documentació que es lliuri juntament amb l’aplicació desenvolupada. </text:p>
      <text:p text:style-name="P14">El codi ha de ser simple, clar, llegible i ha de tenir els comentaris suficients per poder-lo entendre. <text:s/>A més a més ha de compilar correctament. </text:p>
      <text:h text:style-name="P21" text:outline-level="1">Introducció</text:h>
      <text:p text:style-name="Text_20_body"><text:tab/>Per a la implementació de la pràctica hem fet servir un programa implementat en el llenguatge de programació Java que realitza les funcions necessàries per a complir els objectius de la pràctica. </text:p>
      <text:p text:style-name="Text_20_body">Aquest programa es de codi obert i es pot trobar <text:a xlink:type="simple" xlink:href="https://github.com/zz3599/Bazam">aquí</text:a>. Les funcionalitats principals que ofereix el programa són indexar carpetes amb fitxers d'àudio sense comprimir (.wav) – concretament amb format PCM amb signe, canal mono o estèreo i de 16 bytes per mostra – arxius d'àudio individualment, mostrar l'estat de l'índex de tots els arxius indexats, obrir un arxiu d'àudio, reproduir-lo, veure el seu histograma i finalment, obtenir la concordança o correspondència corresponent amb el fitxer adequat. </text:p>
      <text:h text:style-name="P24" text:outline-level="2"/>
      <text:h text:style-name="Heading_20_1" text:outline-level="1">Funcionament del programa</text:h>
      <text:p text:style-name="Text_20_body">La primera passa es indexar una pista o un conjunt de pistes que es troben dins una carpeta. El tipus de fitxers adequats, com s'ha dit anteriorment, es del tipus WAV. </text:p>
      <text:p text:style-name="Text_20_body">També hi ha la funció de gravar des del micròfon de tal manera que es poden indexar també els arxius wav generats a través d'aquesta opció.</text:p>
      <text:p text:style-name="Text_20_body">El procés de indexació es el següent:</text:p>
      <text:p text:style-name="Text_20_body"/>
      <text:h text:style-name="P21" text:outline-level="1">Funcions principals que intervenen en el procés de cerca</text:h>
      <text:p text:style-name="Text_20_body">El procés de cerca de patrons sobre el fitxer o pista d'àudio es realitza en vàries passes detallades a continuació.</text:p>
      <text:h text:style-name="Heading_20_3" text:outline-level="3">1.<text:span text:style-name="T6">- Carregar una carpeta amb varis fitxers o un sol arxiu d'àudio (.wav)</text:span></text:h>
      <text:p text:style-name="P3"/>
      <text:p text:style-name="P16"><text:s text:c="4"/>indexFolder.addActionListener(new <text:span text:style-name="T6">IndexFolderListener</text:span>());</text:p>
      <text:p text:style-name="P4"/>
      <text:p text:style-name="Text_20_body">Aquesta funció crea un objecte que s'encarrega de indexar el contingut de la carpeta seleccionada amb la interfície gràfica. Al darrer apartat del document hi ha varis casos de prova de l'aplicació en funcionament.</text:p>
      <text:h text:style-name="P20" text:outline-level="3">2.- Aplicar un <text:span text:style-name="T4">hashmap</text:span> a cada arxiu per a indexar-lo </text:h>
      <text:p text:style-name="P3"/>
      <text:p text:style-name="P17"><text:span text:style-name="T7"><text:s text:c="5"/>trackMap = new </text:span><text:span text:style-name="T8">TrackMap</text:span><text:span text:style-name="T7">(baseDir);//create the map of ID to TrackInfo</text:span></text:p>
      <text:p text:style-name="Text_20_body"/>
      <text:p text:style-name="Text_20_body">Aquesta funció s'encarrega d'aplicar un <text:span text:style-name="T4">hashmap</text:span> a cada un dels arxius, on l'índex correspon a un identificador numèric (TrackID – int) que s'aplica sobre el nom de l'arxiu (TrackInfo – String).</text:p>
      <text:p text:style-name="Text_20_body">Com a paràmetre hi ha el directori de base on hi ha els arxius a indexar.</text:p>
      <text:p text:style-name="P3"><text:s text:c="8"/></text:p>
      <text:p text:style-name="Codi"><text:s text:c="4"/>private Map&lt;TrackID, TrackInfo&gt; trackMap = new <text:span text:style-name="T6">HashMap</text:span>&lt;TrackID, TrackInfo&gt;();</text:p>
      <text:p text:style-name="P3"/>
      <text:p text:style-name="Text_20_body">En el següent pas construïm un índex sobre la informació del pas anterior que servirà per accelerar les consultes.</text:p>
      <text:p text:style-name="P18"><text:s text:c="4"/>private LinkedHashMap&lt;Probe, ArrayList&lt;ProbeDataPoint&gt;&gt; <text:span text:style-name="T6">indexProbeMapping</text:span> = new LinkedHashMap&lt;Probe, ArrayList&lt;ProbeDataPoint&gt;&gt;();</text:p>
      <text:p text:style-name="P3"/>
      <text:p text:style-name="Text_20_body">La funció més important per a afegir una pista a l'índex es: </text:p>
      <text:p text:style-name="P3"/>
      <text:p text:style-name="P18"><text:s text:c="4"/>public int <text:span text:style-name="T6">indexFile</text:span>(File file, TrackID id) throws UnsupportedAudioFileException, IOException {</text:p>
      <text:p text:style-name="P15"/>
      <text:p text:style-name="Text_20_body">Rep com a paràmetres el fitxer i l'identificador del fitxer i va analitzant el fitxer d'àudio per insertar-ho finalment dins l'índex.</text:p>
      <text:p text:style-name="Text_20_body">Una altra funció important es la següent:</text:p>
      <text:p text:style-name="P18"><text:s text:c="4"/>public MatchResults <text:span text:style-name="T6">query</text:span>(Signal signalQuery) {...}</text:p>
      <text:p text:style-name="Text_20_body"/>
      <text:p text:style-name="Text_20_body">Permet realitzar consultes a l'índex d'una forma ràpida. Retorna un objecte que conté els resultats de la cerca.</text:p>
      <text:p text:style-name="P11">Com a resultat de l'execució d'aquestes funcions ja tenim indexats els arxius que contenen la carpeta seleccionada.</text:p>
      <text:h text:style-name="P20" text:outline-level="3">3.- Identificar la concordança d'una pista amb les que hi ha a l'índex.</text:h>
      <text:p text:style-name="Text_20_body">En aquesta fase es disposa de vàries pistes dins l'índex, llavors ara hem d'obrir una nova pista per a veure si la concordança d'aquesta es pot donar amb les que hi ha dins l'índex. En cas de no haver-hi <text:soft-page-break/>una concordança perfecte, es mostra la màxima concordança de les pistes que es disposen.</text:p>
      <text:p text:style-name="Text_20_body">Per tant, quan l'usuari obri una pista per veure si es correspon amb alguna emmagatzemada dins l'índex s'obri una nova finestra que mostra un histograma amb les mostres analitzades d'aquesta pista. </text:p>
      <text:p text:style-name="Text_20_body">La primera funció que realitza quan s'obri la pista es obtenir i analitzar el seu format. Si el format es diferent a suportat, llavors es mostra un missatge d'error i s'atura l'execució.</text:p>
      <text:p text:style-name="Text_20_body">Una vegada analitzat retorna un objecte con el següent:</text:p>
      <text:p text:style-name="P18"><text:tab/>AudioClip <text:span text:style-name="T6">clip</text:span> = StartFrame.loadClip();</text:p>
      <text:p text:style-name="Text_20_body"/>
      <text:p text:style-name="Text_20_body">El següent pas es guardar les dades analitzades per si es vol reproduir la pista. La funció es la següent:</text:p>
      <text:p text:style-name="P18"><text:tab/>Signal signal = new Signal(<text:span text:style-name="T6">clip</text:span>, name);</text:p>
      <text:p text:style-name="Text_20_body"/>
      <text:p text:style-name="Text_20_body">Al final se mostra una finestra on hi ha vàries opcions. Una d'elles es mostrar la pista de concordança màxima. <text:s/>Aquesta funció es la que mostra la pista que té més mostres concordants amb les pistes de l'índex.</text:p>
      <text:p text:style-name="P18"><text:tab/>ClipFrame clipFrame = new <text:span text:style-name="T6">ClipFrame</text:span>(signal, startFrame);</text:p>
      <text:p text:style-name="Text_20_body"/>
      <text:h text:style-name="Heading_20_3" text:outline-level="3"><text:span text:style-name="T2">4</text:span><text:span text:style-name="T3">.</text:span><text:span text:style-name="T2">- </text:span></text:h>
      <text:p text:style-name="P9"/>
      <text:h text:style-name="Heading_20_1" text:outline-level="1">Casos de prova</text:h>
      <text:h text:style-name="Heading_20_3" text:outline-level="3">1.- Pantalla Inicial </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master-page-name="">
      <style:paragraph-properties style:page-number="auto"/>
      <style:text-properties style:font-name="Gill San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Gill Sans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digo" style:family="paragraph" style:parent-style-name="Text_20_body">
      <style:text-properties fo:font-size="7pt" fo:font-style="italic"/>
    </style:style>
    <style:style style:name="Heading_20_1" style:display-name="Heading 1" style:family="paragraph" style:parent-style-name="Heading" style:next-style-name="Text_20_body" style:default-outline-level="1" style:class="text">
      <style:paragraph-properties fo:text-align="center" style:justify-single-word="false" fo:background-color="#0099ff">
        <style:background-image/>
      </style:paragraph-properties>
      <style:text-properties style:font-name="Gill Sans2"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ackground-color="#00b8ff" style:shadow="none">
        <style:tab-stops/>
        <style:background-image/>
      </style:paragraph-properties>
      <style:text-properties style:font-name="Gill Sans3"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fo:background-color="#99ccff">
        <style:background-image/>
      </style:paragraph-properties>
      <style:text-properties style:font-name="Gill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Gill San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di" style:family="paragraph" style:parent-style-name="Standard" style:class="text" style:master-page-name="">
      <style:paragraph-properties style:page-number="auto" fo:background-color="#e6e6ff" style:shadow="none">
        <style:background-image/>
      </style:paragraph-properties>
      <style:text-properties style:font-name="Courier New" fo:font-size="9pt" fo:language="ca" fo:country="ES" fo:font-style="normal" style:text-underline-style="none" fo:font-weight="normal" style:font-size-asian="12pt" style:language-asian="en" style:country-asian="US" style:font-style-asian="normal" style:font-name-complex="Times New Roman" style:font-size-complex="12pt" style:font-style-complex="normal"/>
    </style:style>
    <style:style style:name="Titulo" style:family="text">
      <style:text-properties fo:font-size="14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Gill Sans4"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6</text:page-number></text:span><text:span text:style-name="MT1"> / </text:span><text:span text:style-name="MT1"><text:page-count>6</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1T14:06:30</meta:creation-date>
    <meta:editing-duration>P0D</meta:editing-duration>
    <meta:editing-cycles>1</meta:editing-cycles>
    <meta:generator>LibreOffice/3.5$MacOSX_x86 LibreOffice_project/165a79a-7059095-e13bb37-fef39a4-9503d18</meta:generator>
    <meta:document-statistic meta:table-count="0" meta:image-count="0" meta:object-count="0" meta:page-count="6" meta:paragraph-count="67" meta:word-count="887" meta:character-count="5577" meta:non-whitespace-character-count="4701"/>
  </office:meta>
</office:document-meta>
</file>